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Arial" svg:font-family="Arial"/>
    <style:font-face style:name="Cambria Math" svg:font-family="&quot;Cambria Math&quot;"/>
  </office:font-face-decls>
  <office:automatic-styles>
    <style:style style:name="ce1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</style:style>
    <style:style style:name="ce2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-top="thin solid #000000" fo:border-bottom="thin solid #484529" fo:border-left="thin solid #484529" fo:border-right="thin solid #484529" style:vertical-align="top" fo:wrap-option="wrap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thin solid #484529" fo:border-left="thin solid #484529" fo:border-right="thin solid #484529" style:vertical-align="top" fo:wrap-option="wrap" fo:background-color="#B8CCE4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thin solid #484529" fo:border-left="thin solid #484529" fo:border-right="thin solid #484529" style:vertical-align="top" fo:wrap-option="wrap" fo:background-color="transparent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484529" style:vertical-align="top" fo:wrap-option="wrap" fo:background-color="#B8CCE4" style:rotation-angle="90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484529" style:vertical-align="top" fo:wrap-option="wrap" fo:background-color="transparent" style:rotation-angle="90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484529" style:vertical-align="top" fo:wrap-option="wrap" fo:background-color="transparent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="thin solid #484529" style:vertical-align="top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484529" style:vertical-align="top" fo:wrap-option="wrap" fo:background-color="#FFFF00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thin solid #484529" fo:border-bottom="thin solid #484529" fo:border-left="thin solid #484529" fo:border-right="none" style:vertical-align="top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484529" fo:border-bottom="thin solid #484529" fo:border-left="none" fo:border-right="none" style:vertical-align="top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484529" fo:border-bottom="thin solid #484529" fo:border-left="none" fo:border-right="thin solid #484529" style:vertical-align="top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484529" fo:border-bottom="thin solid #000000" fo:border-left="thin solid #484529" fo:border-right="none" style:vertical-align="top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484529" fo:border-bottom="thin solid #000000" fo:border-left="none" fo:border-right="none" style:vertical-align="top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484529" fo:border-bottom="thin solid #000000" fo:border-left="none" fo:border-right="thin solid #484529" style:vertical-align="top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484529" fo:border-bottom="thin solid #000000" fo:border-left="thin solid #484529" fo:border-right="none" style:vertical-align="top" fo:wrap-option="wrap" fo:background-color="transparent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order-top="thin solid #484529" fo:border-bottom="thin solid #000000" fo:border-left="none" fo:border-right="none" style:vertical-align="top" fo:wrap-option="wrap" fo:background-color="transparent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-top="thin solid #484529" fo:border-bottom="thin solid #000000" fo:border-left="none" fo:border-right="thin solid #484529" style:vertical-align="top" fo:wrap-option="wrap" fo:background-color="transparent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fo:background-color="transparent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-top="thin solid #000000" fo:border-bottom="none" fo:border-left="thin solid #484529" fo:border-right="thin solid #484529" style:vertical-align="top" fo:wrap-option="wrap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thin solid #484529" fo:border-left="thin solid #484529" fo:border-right="thin solid #484529" style:vertical-align="top" fo:wrap-option="wrap" fo:background-color="transparent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none" fo:border-left="thin solid #484529" fo:border-right="thin solid #484529" style:vertical-align="top" fo:wrap-option="wrap" fo:background-color="transparent" style:rotation-angle="90" style:repeat-content="false"/>
      <style:paragraph-properties fo:text-align="start" fo:margin-left="0cm"/>
      <style:text-properties fo:color="#0000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thin solid #484529" fo:border-left="thin solid #484529" fo:border-right="thin solid #484529" style:vertical-align="top" fo:wrap-option="wrap" fo:background-color="transparent" style:rotation-angle="90" style:repeat-content="false"/>
      <style:paragraph-properties fo:text-align="start" fo:margin-left="0cm"/>
      <style:text-properties fo:color="#0000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484529" fo:border-left="thin solid #484529" fo:border-right="none" style:vertical-align="top" fo:wrap-option="wrap" fo:background-color="#B8CCE4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thin solid #484529" fo:border-left="none" fo:border-right="thin solid #484529" style:vertical-align="top" fo:wrap-option="wrap" fo:background-color="#B8CCE4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484529" fo:border-bottom="thin solid #484529" fo:border-left="thin solid #484529" fo:border-right="none" style:vertical-align="top" fo:wrap-option="wrap" fo:background-color="#B8CCE4" style:rotation-angle="90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484529" fo:border-bottom="thin solid #484529" fo:border-left="none" fo:border-right="thin solid #484529" style:vertical-align="top" fo:wrap-option="wrap" fo:background-color="#B8CCE4" style:rotation-angle="90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484529" fo:border-bottom="thin solid #484529" fo:border-left="thin solid #484529" fo:border-right="none" style:vertical-align="top" fo:wrap-option="wrap" fo:background-color="#B8CCE4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484529" fo:border-bottom="thin solid #484529" fo:border-left="none" fo:border-right="none" style:vertical-align="top" fo:wrap-option="wrap" fo:background-color="#B8CCE4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484529" fo:border-bottom="thin solid #484529" fo:border-left="none" fo:border-right="thin solid #484529" style:vertical-align="top" fo:wrap-option="wrap" fo:background-color="#B8CCE4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484529" fo:border-bottom="thin solid #484529" fo:border-left="thin solid #484529" fo:border-right="none" style:vertical-align="top" fo:wrap-option="wrap" fo:background-color="transparent" style:repeat-content="false"/>
      <style:paragraph-properties fo:text-align="start" fo:margin-left="0cm"/>
    </style:style>
    <style:style style:name="ce36" style:family="table-cell" style:parent-style-name="Default" style:data-style-name="N0">
      <style:table-cell-properties fo:border-top="thin solid #484529" fo:border-bottom="thin solid #484529" fo:border-left="none" fo:border-right="thin solid #484529" style:vertical-align="top" fo:wrap-option="wrap" fo:background-color="transparent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fo:border-top="thin solid #484529" fo:border-bottom="thin solid #484529" fo:border-left="thin solid #484529" fo:border-right="none" style:vertical-align="top" fo:wrap-option="wrap" fo:background-color="#FFFF00" style:repeat-content="false"/>
      <style:paragraph-properties fo:text-align="start" fo:margin-left="0cm"/>
    </style:style>
    <style:style style:name="ce38" style:family="table-cell" style:parent-style-name="Default" style:data-style-name="N0">
      <style:table-cell-properties fo:border-top="thin solid #484529" fo:border-bottom="thin solid #484529" fo:border-left="none" fo:border-right="thin solid #484529" style:vertical-align="top" fo:wrap-option="wrap" fo:background-color="#FFFF00" style:repeat-content="false"/>
      <style:paragraph-properties fo:text-align="start" fo:margin-left="0cm"/>
    </style:style>
    <style:style style:name="ce39" style:family="table-cell" style:parent-style-name="Default" style:data-style-name="N0">
      <style:table-cell-properties fo:border-top="thin solid #484529" fo:border-bottom="thin solid #484529" fo:border-left="thin solid #484529" fo:border-right="none" style:vertical-align="top" fo:wrap-option="wrap" fo:background-color="#B8CCE4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484529" fo:border-bottom="thin solid #484529" fo:border-left="none" fo:border-right="none" style:vertical-align="top" fo:wrap-option="wrap" fo:background-color="#B8CCE4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solid #484529" fo:border-bottom="thin solid #484529" fo:border-left="none" fo:border-right="thin solid #484529" style:vertical-align="top" fo:wrap-option="wrap" fo:background-color="#B8CCE4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484529" style:vertical-align="top" fo:wrap-option="wrap" fo:background-color="#B8CCE4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484529" style:vertical-align="top" fo:wrap-option="wrap" fo:background-color="transparent" style:repeat-content="false"/>
      <style:paragraph-properties fo:text-align="start" fo:margin-left="0cm"/>
    </style:style>
    <style:style style:name="ce44" style:family="table-cell" style:parent-style-name="Default" style:data-style-name="N0">
      <style:table-cell-properties fo:border="thin solid #484529" style:vertical-align="top" fo:wrap-option="wrap" fo:background-color="#FFFF00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fo:border-top="thin solid #000000" fo:border-bottom="thin solid #484529" fo:border-left="thin solid #484529" fo:border-right="thin solid #484529" style:vertical-align="top" fo:wrap-option="wrap" fo:background-color="transparent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thin solid #484529" fo:border-left="thin solid #484529" fo:border-right="thin solid #484529" style:vertical-align="top" fo:wrap-option="wrap" fo:background-color="transparent" style:rotation-angle="90" style:repeat-content="false"/>
      <style:paragraph-properties fo:text-align="start" fo:margin-left="0cm"/>
      <style:text-properties fo:color="#0000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thin solid #484529" fo:border-left="thin solid #484529" fo:border-right="thin solid #484529" style:vertical-align="top" fo:wrap-option="wrap" fo:background-color="#B8CCE4" style:repeat-content="false"/>
      <style:paragraph-properties fo:text-align="center"/>
    </style:style>
    <style:style style:name="ce48" style:family="table-cell" style:parent-style-name="Default" style:data-style-name="N0">
      <style:table-cell-properties fo:border="thin solid #484529" style:vertical-align="top" fo:wrap-option="wrap" fo:background-color="#B8CCE4" style:rotation-angle="90" style:repeat-content="false"/>
      <style:paragraph-properties fo:text-align="center"/>
    </style:style>
    <style:style style:name="ce49" style:family="table-cell" style:parent-style-name="Default" style:data-style-name="N0">
      <style:table-cell-properties fo:border="thin solid #484529" style:vertical-align="top" fo:wrap-option="wrap" fo:background-color="#B8CCE4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0" style:family="table-cell" style:parent-style-name="Default" style:data-style-name="N0">
      <style:table-cell-properties fo:border="thin solid #484529" style:vertical-align="top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solid #484529" fo:border-bottom="thin solid #000000" fo:border-left="thin solid #484529" fo:border-right="thin solid #484529" style:vertical-align="top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thin solid #484529" fo:border-bottom="thin solid #000000" fo:border-left="thin solid #484529" fo:border-right="thin solid #484529" style:vertical-align="top" fo:wrap-option="wrap" fo:background-color="transparent" style:repeat-content="false"/>
      <style:paragraph-properties fo:text-align="start" fo:margin-left="0cm"/>
    </style:style>
    <style:style style:name="ce5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mbria Math" style:font-name-asian="Cambria Math" style:font-name-complex="Cambria Math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7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8" style:family="text" style:parent-style-name="Default">
      <style:text-properties fo:color="#000000" style:text-line-through-style="none" style:font-name="Times New Roman" style:font-name-asian="Times New Roman" style:font-name-complex="Times New Roman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9" style:family="text" style:parent-style-name="Default">
      <style:text-properties fo:color="#000000" style:text-line-through-style="none" style:font-name="Cambria Math" style:font-name-asian="Cambria Math" style:font-name-complex="Cambria Math" fo:font-size="5pt" style:font-size-asian="5pt" style:font-size-complex="5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0" style:family="text" style:parent-style-name="Default">
      <style:text-properties fo:color="#000000" style:text-line-through-style="none" style:font-name="Arial" style:font-name-asian="Arial" style:font-name-complex="Arial" fo:font-size="5pt" style:font-size-asian="5pt" style:font-size-complex="5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7.40833333333333cm"/>
    </style:style>
    <style:style style:name="co2" style:family="table-column">
      <style:table-column-properties fo:break-before="auto" style:column-width="1.66687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1.08479166666667cm"/>
    </style:style>
    <style:style style:name="co6" style:family="table-column">
      <style:table-column-properties fo:break-before="auto" style:column-width="0.740833333333333cm"/>
    </style:style>
    <style:style style:name="co7" style:family="table-column">
      <style:table-column-properties fo:break-before="auto" style:column-width="0.343958333333333cm"/>
    </style:style>
    <style:style style:name="co8" style:family="table-column">
      <style:table-column-properties fo:break-before="auto" style:column-width="1.48166666666667cm"/>
    </style:style>
    <style:style style:name="ro1" style:family="table-row">
      <style:table-row-properties style:row-height="14.1pt" style:use-optimal-row-height="false" fo:break-before="auto"/>
    </style:style>
    <style:style style:name="ro2" style:family="table-row">
      <style:table-row-properties style:row-height="20.1pt" style:use-optimal-row-height="false" fo:break-before="auto"/>
    </style:style>
    <style:style style:name="ro3" style:family="table-row">
      <style:table-row-properties style:row-height="45pt" style:use-optimal-row-height="false" fo:break-before="auto"/>
    </style:style>
    <style:style style:name="ro4" style:family="table-row">
      <style:table-row-properties style:row-height="162.95pt" style:use-optimal-row-height="false" fo:break-before="auto"/>
    </style:style>
    <style:style style:name="ro5" style:family="table-row">
      <style:table-row-properties style:row-height="8.1pt" style:use-optimal-row-height="false" fo:break-before="auto"/>
    </style:style>
    <style:style style:name="ro6" style:family="table-row">
      <style:table-row-properties style:row-height="15.95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le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number-columns-repeated="16374" table:default-cell-style-name="ce1"/>
        <table:table-row table:style-name="ro1">
          <table:table-cell office:value-type="string" table:style-name="ce2">
            <text:p><text:span text:style-name="T1">BTS SERVICES INFORMATIQUES AUX ORGANISATIONS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<text:span text:style-name="T1">Tableau de synthèse des réalisations professionnelles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<text:span text:style-name="T1">SESSION 2025</text:span>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5" table:number-rows-spanned="1" table:style-name="ce50">
            <text:p><text:span text:style-name="T2">NOM et prénom : BOUCHE Hugo</text:span></text:p>
          </table:table-cell>
          <table:covered-table-cell table:number-columns-repeated="4"/>
          <table:table-cell office:value-type="string" table:number-columns-spanned="4" table:number-rows-spanned="1" table:style-name="ce50">
            <text:p><text:span text:style-name="T2">N° candidat : 2343485303</text:span></text:p>
          </table:table-cell>
          <table:covered-table-cell table:number-columns-repeated="3"/>
          <table:table-cell table:number-columns-repeated="16375"/>
        </table:table-row>
        <table:table-row table:style-name="ro2">
          <table:table-cell office:value-type="string" table:number-columns-spanned="5" table:number-rows-spanned="1" table:style-name="ce51">
            <text:p><text:span text:style-name="T2">Centre de formation : Ecole IRIS, 6-8 impasse des deux Cousins, Paris 17e</text:span></text:p>
          </table:table-cell>
          <table:covered-table-cell table:number-columns-repeated="4"/>
          <table:table-cell office:value-type="string" table:number-columns-spanned="4" table:number-rows-spanned="1" table:style-name="ce52">
            <text:p><text:span text:style-name="T2">Option :<text:s text:c="10"/></text:span><text:span text:style-name="T3">▢</text:span><text:span text:style-name="T2"><text:s/>SISR <text:s text:c="6"/>X <text:s/>SLAM</text:span></text:p>
          </table:table-cell>
          <table:covered-table-cell table:number-columns-repeated="3"/>
          <table:table-cell table:number-columns-repeated="16375"/>
        </table:table-row>
        <table:table-row table:style-name="ro2">
          <table:table-cell office:value-type="string" table:style-name="ce3">
            <text:p><text:span text:style-name="T4">Lien Portfolio:<text:s/></text:span><text:span text:style-name="T5">https://bouchehugo.github.io/portfolio/</text:span></text:p>
          </table:table-cell>
          <table:table-cell table:number-columns-spanned="8" table:number-rows-spanned="1" table:style-name="ce53"/>
          <table:covered-table-cell table:number-columns-repeated="7"/>
          <table:table-cell table:number-columns-repeated="16375"/>
        </table:table-row>
        <table:table-row table:style-name="ro3">
          <table:table-cell office:value-type="string" table:number-columns-spanned="1" table:number-rows-spanned="2" table:style-name="ce45">
            <text:p><text:span text:style-name="T6">Compétences mises en œuvre</text:span></text:p>
            <text:p><text:span text:style-name="T6">Réalisations professionnelles</text:span></text:p>
            <text:p><text:span text:style-name="T6">(intitulé et liste des documents et productions associés)</text:span></text:p>
          </table:table-cell>
          <table:table-cell office:value-type="string" table:number-columns-spanned="1" table:number-rows-spanned="2" table:style-name="ce46">
            <text:p><text:span text:style-name="T7">Période (sous la forme du JJ/MM/AA au JJ/MM/AA)</text:span></text:p>
          </table:table-cell>
          <table:table-cell office:value-type="string" table:style-name="ce5">
            <text:p><text:span text:style-name="T7">Gérer le</text:span><text:span text:style-name="T8"><text:s/></text:span><text:span text:style-name="T7">patrimoine</text:span><text:span text:style-name="T8"><text:s/></text:span><text:span text:style-name="T7">informatique</text:span></text:p>
          </table:table-cell>
          <table:table-cell office:value-type="string" table:style-name="ce4">
            <text:p><text:span text:style-name="T7">Répondre aux</text:span><text:span text:style-name="T8"><text:s/></text:span><text:span text:style-name="T7">incidents et aux</text:span><text:span text:style-name="T8"><text:s/></text:span><text:span text:style-name="T7">demandes</text:span><text:span text:style-name="T8"><text:s/></text:span><text:span text:style-name="T7">d’assistance et d’évolution</text:span></text:p>
          </table:table-cell>
          <table:table-cell office:value-type="string" table:style-name="ce5">
            <text:p><text:span text:style-name="T7">Développer la</text:span><text:span text:style-name="T8"><text:s/></text:span><text:span text:style-name="T7">présence en</text:span><text:span text:style-name="T8"><text:s/></text:span><text:span text:style-name="T7">ligne de</text:span><text:span text:style-name="T8"><text:s/></text:span><text:span text:style-name="T7">l’organisation</text:span></text:p>
          </table:table-cell>
          <table:table-cell office:value-type="string" table:style-name="ce6">
            <text:p><text:span text:style-name="T7">Travailler en</text:span><text:span text:style-name="T8"><text:s/></text:span><text:span text:style-name="T7">mode projet</text:span></text:p>
          </table:table-cell>
          <table:table-cell office:value-type="string" table:number-columns-spanned="2" table:number-rows-spanned="1" table:style-name="ce47">
            <text:p><text:span text:style-name="T7">Mettre à</text:span><text:span text:style-name="T8"><text:s/></text:span><text:span text:style-name="T7">disposition des</text:span><text:span text:style-name="T8"><text:s/></text:span><text:span text:style-name="T7">utilisateurs un</text:span><text:span text:style-name="T8"><text:s/></text:span><text:span text:style-name="T7">service</text:span><text:span text:style-name="T8"><text:s/></text:span><text:span text:style-name="T7">informatique</text:span></text:p>
          </table:table-cell>
          <table:covered-table-cell/>
          <table:table-cell office:value-type="string" table:style-name="ce6">
            <text:p><text:span text:style-name="T7">Organiser son</text:span><text:span text:style-name="T8"><text:s/></text:span><text:span text:style-name="T7">développement</text:span><text:span text:style-name="T8"><text:s/></text:span><text:span text:style-name="T7">professionnel</text:span></text:p>
          </table:table-cell>
          <table:table-cell table:number-columns-repeated="16375"/>
        </table:table-row>
        <table:table-row table:style-name="ro4">
          <table:covered-table-cell/>
          <table:covered-table-cell/>
          <table:table-cell office:value-type="string" table:style-name="ce7">
            <text:p><text:span text:style-name="T9">▸</text:span><text:span text:style-name="T10">Recenser et identifier les ressources numériques</text:span></text:p>
            <text:p><text:span text:style-name="T9">▸</text:span><text:span text:style-name="T10">Exploiter des référentiels, normes et standards adoptés par le</text:span></text:p>
            <text:p><text:span text:style-name="T10">prestataire <text:s/>informatique</text:span></text:p>
            <text:p><text:span text:style-name="T9">▸</text:span><text:span text:style-name="T10">Mettre en place et vérifier les niveaux d’habilitation associés à un</text:span></text:p>
            <text:p><text:span text:style-name="T10">service</text:span></text:p>
            <text:p><text:span text:style-name="T9">▸</text:span><text:span text:style-name="T10">Vérifier les conditions de la continuité d’un service informatique</text:span></text:p>
            <text:p><text:span text:style-name="T9">▸</text:span><text:span text:style-name="T10">Gérer des sauvegardes</text:span></text:p>
            <text:p><text:span text:style-name="T9">▸</text:span><text:span text:style-name="T10">Vérifier le respect des règles d’utilisation des ressources</text:span></text:p>
          </table:table-cell>
          <table:table-cell office:value-type="string" table:style-name="ce8">
            <text:p><text:span text:style-name="T9">▸</text:span><text:span text:style-name="T10">Collecter, suivre et orienter des demandes</text:span></text:p>
            <text:p><text:span text:style-name="T9">▸</text:span><text:span text:style-name="T10">Traiter des demandes concernant les services réseau et système,</text:span></text:p>
            <text:p><text:span text:style-name="T10">applicatifs</text:span></text:p>
            <text:p><text:span text:style-name="T9">▸</text:span><text:span text:style-name="T10">Traiter des demandes concernant les applications</text:span></text:p>
          </table:table-cell>
          <table:table-cell office:value-type="string" table:style-name="ce7">
            <text:p><text:span text:style-name="T9">▸</text:span><text:span text:style-name="T10">Participer à la valorisation de l’image de l’organisation sur les</text:span></text:p>
            <text:p><text:span text:style-name="T10">médias numériques en tenant compte du cadre juridique et des enjeux</text:span></text:p>
            <text:p><text:span text:style-name="T10">économiques</text:span></text:p>
            <text:p><text:span text:style-name="T9">▸</text:span><text:span text:style-name="T10">Référencer les services en ligne de l’organisation et mesurer leur</text:span></text:p>
            <text:p><text:span text:style-name="T10">visibilité.</text:span></text:p>
            <text:p><text:span text:style-name="T9">▸</text:span><text:span text:style-name="T10">Participer à l’évolution d’un site Web exploitant les données de</text:span></text:p>
            <text:p><text:span text:style-name="T10">l’organisation.</text:span></text:p>
          </table:table-cell>
          <table:table-cell office:value-type="string" table:style-name="ce8">
            <text:p><text:span text:style-name="T9">▸</text:span><text:span text:style-name="T10">Analyser les objectifs et les modalités d’organisation d’un projet</text:span></text:p>
            <text:p><text:span text:style-name="T9">▸</text:span><text:span text:style-name="T10">Planifier les activités</text:span></text:p>
            <text:p><text:span text:style-name="T9">▸</text:span><text:span text:style-name="T10">Évaluer les indicateurs de suivi d’un projet et analyser les écarts</text:span></text:p>
          </table:table-cell>
          <table:table-cell office:value-type="string" table:number-columns-spanned="2" table:number-rows-spanned="1" table:style-name="ce48">
            <text:p><text:span text:style-name="T9">▸</text:span><text:span text:style-name="T10">Réaliser les tests d’intégration et d’acceptation d’un service</text:span></text:p>
            <text:p><text:span text:style-name="T9">▸</text:span><text:span text:style-name="T10">Déployer un service</text:span></text:p>
            <text:p><text:span text:style-name="T9">▸</text:span><text:span text:style-name="T10">Accompagner les utilisateurs dans la mise en place d’un service</text:span></text:p>
          </table:table-cell>
          <table:covered-table-cell/>
          <table:table-cell office:value-type="string" table:style-name="ce8">
            <text:p><text:span text:style-name="T9">▸</text:span><text:span text:style-name="T10">Mettre en place son environnement d’apprentissage personnel</text:span></text:p>
            <text:p><text:span text:style-name="T9">▸</text:span><text:span text:style-name="T10">Mettre en œuvre des outils et stratégies de veille informationnelle</text:span></text:p>
            <text:p><text:span text:style-name="T9">▸</text:span><text:span text:style-name="T10">Gérer son identité professionnelle</text:span></text:p>
            <text:p><text:span text:style-name="T9">▸</text:span><text:span text:style-name="T10">Développer son projet professionnel</text:span></text:p>
          </table:table-cell>
          <table:table-cell table:number-columns-repeated="16375"/>
        </table:table-row>
        <table:table-row table:style-name="ro5">
          <table:table-cell office:value-type="string" table:number-columns-spanned="9" table:number-rows-spanned="1" table:style-name="ce49">
            <text:p><text:span text:style-name="T5">Réalisation en cours de formation</text:span>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style-name="ce9">
            <text:p><text:span text:style-name="T7">Installation et configuration d'un serveur virtualisé avec la gestion des</text:span><text:span text:style-name="T8"><text:s/></text:span><text:span text:style-name="T7">incidents GLPI et la gestion des configurations OCS</text:span></text:p>
          </table:table-cell>
          <table:table-cell office:value-type="string" table:style-name="ce10">
            <text:p><text:span text:style-name="T7">nov-24</text:span></text:p>
          </table:table-cell>
          <table:table-cell table:style-name="ce11"/>
          <table:table-cell table:number-columns-repeated="3" table:style-name="ce9"/>
          <table:table-cell table:number-columns-spanned="2" table:number-rows-spanned="1" table:style-name="ce43"/>
          <table:covered-table-cell/>
          <table:table-cell table:style-name="ce9"/>
          <table:table-cell table:number-columns-repeated="16375"/>
        </table:table-row>
        <table:table-row table:style-name="ro2">
          <table:table-cell office:value-type="string" table:style-name="ce9">
            <text:p><text:span text:style-name="T7">Développement d'un site internet de l'entreprise Auto-école Castellane</text:span><text:span text:style-name="T8"><text:s/></text:span><text:span text:style-name="T7">avec la technologie Html-Css et PHP-Mysql avec le Pattern MVC</text:span></text:p>
          </table:table-cell>
          <table:table-cell office:value-type="string" table:style-name="ce10">
            <text:p><text:span text:style-name="T7">nov-dec 24</text:span></text:p>
          </table:table-cell>
          <table:table-cell table:style-name="ce9"/>
          <table:table-cell table:number-columns-repeated="3" table:style-name="ce11"/>
          <table:table-cell table:number-columns-spanned="2" table:number-rows-spanned="1" table:style-name="ce44"/>
          <table:covered-table-cell/>
          <table:table-cell table:style-name="ce9"/>
          <table:table-cell table:number-columns-repeated="16375"/>
        </table:table-row>
        <table:table-row table:style-name="ro2">
          <table:table-cell office:value-type="string" table:style-name="ce10">
            <text:p><text:span text:style-name="T7">Développement d'une application en C : jeu SNAKE</text:span></text:p>
          </table:table-cell>
          <table:table-cell office:value-type="string" table:style-name="ce10">
            <text:p><text:span text:style-name="T7">oct-24</text:span></text:p>
          </table:table-cell>
          <table:table-cell table:number-columns-repeated="3" table:style-name="ce9"/>
          <table:table-cell table:style-name="ce11"/>
          <table:table-cell table:number-columns-spanned="2" table:number-rows-spanned="1" table:style-name="ce44"/>
          <table:covered-table-cell/>
          <table:table-cell table:style-name="ce9"/>
          <table:table-cell table:number-columns-repeated="16375"/>
        </table:table-row>
        <table:table-row table:style-name="ro2">
          <table:table-cell office:value-type="string" table:style-name="ce9">
            <text:p><text:span text:style-name="T7">Développement d'un site internet de l'entreprise Auto-école Castellane</text:span><text:span text:style-name="T8"><text:s/></text:span><text:span text:style-name="T7">avec la technologie Html-Css et PHP-Mysql avec le Pattern MVC</text:span></text:p>
          </table:table-cell>
          <table:table-cell office:value-type="string" table:style-name="ce10">
            <text:p><text:span text:style-name="T7">Sept 24-Dec 24</text:span></text:p>
          </table:table-cell>
          <table:table-cell table:style-name="ce9"/>
          <table:table-cell table:number-columns-repeated="3" table:style-name="ce11"/>
          <table:table-cell table:number-columns-spanned="2" table:number-rows-spanned="1" table:style-name="ce44"/>
          <table:covered-table-cell/>
          <table:table-cell table:style-name="ce9"/>
          <table:table-cell table:number-columns-repeated="16375"/>
        </table:table-row>
        <table:table-row table:style-name="ro2">
          <table:table-cell office:value-type="string" table:style-name="ce9">
            <text:p><text:span text:style-name="T7">Conception et développement du site internet en HTML/CSS: <text:s/>E-</text:span><text:span text:style-name="T8"><text:s/></text:span><text:span text:style-name="T7">Enseignement</text:span></text:p>
          </table:table-cell>
          <table:table-cell office:value-type="string" table:style-name="ce10">
            <text:p><text:span text:style-name="T7">nov-24</text:span></text:p>
          </table:table-cell>
          <table:table-cell table:number-columns-repeated="3" table:style-name="ce9"/>
          <table:table-cell table:style-name="ce11"/>
          <table:table-cell table:number-columns-spanned="2" table:number-rows-spanned="1" table:style-name="ce44"/>
          <table:covered-table-cell/>
          <table:table-cell table:style-name="ce9"/>
          <table:table-cell table:number-columns-repeated="16375"/>
        </table:table-row>
        <table:table-row table:style-name="ro2">
          <table:table-cell office:value-type="string" table:style-name="ce9">
            <text:p><text:span text:style-name="T7">Conception et développement du site internet E-Commerce avec le CMS</text:span><text:span text:style-name="T8"><text:s/></text:span><text:span text:style-name="T7">Shopify</text:span></text:p>
          </table:table-cell>
          <table:table-cell office:value-type="string" table:style-name="ce10">
            <text:p><text:span text:style-name="T7">déc-24</text:span></text:p>
          </table:table-cell>
          <table:table-cell table:style-name="ce9"/>
          <table:table-cell table:number-columns-repeated="3" table:style-name="ce11"/>
          <table:table-cell table:number-columns-spanned="2" table:number-rows-spanned="1" table:style-name="ce44"/>
          <table:covered-table-cell/>
          <table:table-cell table:style-name="ce9"/>
          <table:table-cell table:number-columns-repeated="16375"/>
        </table:table-row>
        <table:table-row table:style-name="ro2">
          <table:table-cell office:value-type="string" table:style-name="ce10">
            <text:p><text:span text:style-name="T7">Elaboration d'une veille technologique sur l'écologie dans l'informatique</text:span></text:p>
          </table:table-cell>
          <table:table-cell office:value-type="string" table:style-name="ce10">
            <text:p><text:span text:style-name="T7">mars-24</text:span></text:p>
          </table:table-cell>
          <table:table-cell table:number-columns-repeated="4" table:style-name="ce9"/>
          <table:table-cell table:number-columns-spanned="2" table:number-rows-spanned="1" table:style-name="ce43"/>
          <table:covered-table-cell/>
          <table:table-cell table:style-name="ce11"/>
          <table:table-cell table:number-columns-repeated="16375"/>
        </table:table-row>
        <table:table-row table:style-name="ro2">
          <table:table-cell office:value-type="string" table:style-name="ce10">
            <text:p><text:span text:style-name="T7">Conception/hebergement d'un portfolio</text:span></text:p>
          </table:table-cell>
          <table:table-cell office:value-type="string" table:style-name="ce10">
            <text:p><text:span text:style-name="T7">Déc 24-Mars 25</text:span></text:p>
          </table:table-cell>
          <table:table-cell table:number-columns-repeated="3" table:style-name="ce9"/>
          <table:table-cell table:style-name="ce11"/>
          <table:table-cell table:number-columns-spanned="2" table:number-rows-spanned="1" table:style-name="ce44"/>
          <table:covered-table-cell/>
          <table:table-cell table:style-name="ce11"/>
          <table:table-cell table:number-columns-repeated="16375"/>
        </table:table-row>
        <table:table-row table:style-name="ro2">
          <table:table-cell office:value-type="string" table:style-name="ce10">
            <text:p><text:span text:style-name="T7">Auto-Formation sur la création d'un jeu en Java: Morpion</text:span></text:p>
          </table:table-cell>
          <table:table-cell office:value-type="string" table:style-name="ce10">
            <text:p><text:span text:style-name="T7">févr-24</text:span></text:p>
          </table:table-cell>
          <table:table-cell table:number-columns-repeated="4" table:style-name="ce9"/>
          <table:table-cell table:number-columns-spanned="2" table:number-rows-spanned="1" table:style-name="ce43"/>
          <table:covered-table-cell/>
          <table:table-cell table:style-name="ce11"/>
          <table:table-cell table:number-columns-repeated="16375"/>
        </table:table-row>
        <table:table-row table:style-name="ro2">
          <table:table-cell office:value-type="string" table:style-name="ce9">
            <text:p><text:span text:style-name="T7">Conception et développement de l'application Java_Mysql pour</text:span></text:p>
            <text:p><text:span text:style-name="T7">l'administration de base de données de l'entreprise Auto-école</text:span><text:span text:style-name="T8"><text:s/></text:span><text:span text:style-name="T7">Castellane</text:span></text:p>
          </table:table-cell>
          <table:table-cell office:value-type="string" table:style-name="ce10">
            <text:p><text:span text:style-name="T7">Jan 25-Mars 25</text:span></text:p>
          </table:table-cell>
          <table:table-cell table:style-name="ce9"/>
          <table:table-cell table:style-name="ce11"/>
          <table:table-cell table:style-name="ce9"/>
          <table:table-cell table:style-name="ce11"/>
          <table:table-cell table:number-columns-spanned="2" table:number-rows-spanned="1" table:style-name="ce44"/>
          <table:covered-table-cell/>
          <table:table-cell table:style-name="ce9"/>
          <table:table-cell table:number-columns-repeated="16375"/>
        </table:table-row>
        <table:table-row table:style-name="ro2">
          <table:table-cell office:value-type="string" table:style-name="ce10">
            <text:p><text:span text:style-name="T7">Sécurisation des données côtés Client en JS et côté serveur en PHP</text:span></text:p>
          </table:table-cell>
          <table:table-cell office:value-type="string" table:style-name="ce10">
            <text:p><text:span text:style-name="T7">Sept 24 - Dec 24</text:span></text:p>
          </table:table-cell>
          <table:table-cell table:number-columns-repeated="3" table:style-name="ce9"/>
          <table:table-cell table:style-name="ce11"/>
          <table:table-cell table:number-columns-spanned="2" table:number-rows-spanned="1" table:style-name="ce44"/>
          <table:covered-table-cell/>
          <table:table-cell table:style-name="ce9"/>
          <table:table-cell table:number-columns-repeated="16375"/>
        </table:table-row>
        <table:table-row table:style-name="ro6">
          <table:table-cell office:value-type="string" table:number-columns-spanned="9" table:number-rows-spanned="1" table:style-name="ce42">
            <text:p><text:span text:style-name="T5">Réalisations en milieu professionnel en cours de première année</text:span>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style-name="ce10">
            <text:p><text:span text:style-name="T7">Optimisation du référencement de l'entreprise</text:span></text:p>
          </table:table-cell>
          <table:table-cell office:value-type="string" table:style-name="ce10">
            <text:p><text:span text:style-name="T7">juin-23</text:span></text:p>
          </table:table-cell>
          <table:table-cell table:number-columns-repeated="3" table:style-name="ce11"/>
          <table:table-cell table:style-name="ce9"/>
          <table:table-cell table:number-columns-spanned="2" table:number-rows-spanned="1" table:style-name="ce43"/>
          <table:covered-table-cell/>
          <table:table-cell table:style-name="ce9"/>
          <table:table-cell table:number-columns-repeated="16375"/>
        </table:table-row>
        <table:table-row table:style-name="ro2">
          <table:table-cell office:value-type="string" table:style-name="ce10">
            <text:p><text:span text:style-name="T7">Modification d'un site intranet (Suggestion d'améliorations)</text:span></text:p>
          </table:table-cell>
          <table:table-cell office:value-type="string" table:style-name="ce10">
            <text:p><text:span text:style-name="T7">juin-23</text:span></text:p>
          </table:table-cell>
          <table:table-cell table:number-columns-repeated="2" table:style-name="ce11"/>
          <table:table-cell table:number-columns-repeated="2" table:style-name="ce9"/>
          <table:table-cell table:number-columns-spanned="2" table:number-rows-spanned="1" table:style-name="ce43"/>
          <table:covered-table-cell/>
          <table:table-cell table:style-name="ce9"/>
          <table:table-cell table:number-columns-repeated="16375"/>
        </table:table-row>
        <table:table-row table:style-name="ro2">
          <table:table-cell office:value-type="string" table:style-name="ce10">
            <text:p><text:span text:style-name="T7">Conception de techniques marketing digital (réseaux sociaux)</text:span></text:p>
          </table:table-cell>
          <table:table-cell office:value-type="string" table:style-name="ce10">
            <text:p><text:span text:style-name="T7">juil-23</text:span></text:p>
          </table:table-cell>
          <table:table-cell table:style-name="ce9"/>
          <table:table-cell table:number-columns-repeated="2" table:style-name="ce11"/>
          <table:table-cell table:style-name="ce9"/>
          <table:table-cell table:number-columns-spanned="2" table:number-rows-spanned="1" table:style-name="ce43"/>
          <table:covered-table-cell/>
          <table:table-cell table:style-name="ce9"/>
          <table:table-cell table:number-columns-repeated="16375"/>
        </table:table-row>
        <table:table-row table:style-name="ro6">
          <table:table-cell office:value-type="string" table:number-columns-spanned="9" table:number-rows-spanned="1" table:style-name="ce42">
            <text:p><text:span text:style-name="T5">Réalisations en milieu professionnel en cours de seconde année</text:span>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style-name="ce10">
            <text:p><text:span text:style-name="T7">Analyse des besoins informatiques</text:span></text:p>
          </table:table-cell>
          <table:table-cell office:value-type="string" table:style-name="ce10">
            <text:p><text:span text:style-name="T7">nov-23</text:span></text:p>
          </table:table-cell>
          <table:table-cell table:number-columns-repeated="2" table:style-name="ce11"/>
          <table:table-cell table:number-columns-repeated="2" table:style-name="ce9"/>
          <table:table-cell table:number-columns-spanned="2" table:number-rows-spanned="1" table:style-name="ce43"/>
          <table:covered-table-cell/>
          <table:table-cell table:style-name="ce9"/>
          <table:table-cell table:number-columns-repeated="16375"/>
        </table:table-row>
        <table:table-row table:style-name="ro2">
          <table:table-cell office:value-type="string" table:style-name="ce10">
            <text:p><text:span text:style-name="T7">Optimisation du référencement de l'entreprise</text:span></text:p>
          </table:table-cell>
          <table:table-cell office:value-type="string" table:style-name="ce10">
            <text:p><text:span text:style-name="T7">nov-23</text:span></text:p>
          </table:table-cell>
          <table:table-cell table:number-columns-repeated="3" table:style-name="ce11"/>
          <table:table-cell table:style-name="ce9"/>
          <table:table-cell table:number-columns-spanned="2" table:number-rows-spanned="1" table:style-name="ce43"/>
          <table:covered-table-cell/>
          <table:table-cell table:style-name="ce9"/>
          <table:table-cell table:number-columns-repeated="16375"/>
        </table:table-row>
        <table:table-row table:style-name="ro2">
          <table:table-cell office:value-type="string" table:style-name="ce9">
            <text:p><text:span text:style-name="T7">Parcourir l'intranet afin de remonter quelconques erreurs (support</text:span><text:span text:style-name="T8"><text:s/></text:span><text:span text:style-name="T7">informatique)</text:span></text:p>
          </table:table-cell>
          <table:table-cell office:value-type="string" table:style-name="ce10">
            <text:p><text:span text:style-name="T7">nov-dec 23</text:span></text:p>
          </table:table-cell>
          <table:table-cell table:style-name="ce9"/>
          <table:table-cell table:style-name="ce11"/>
          <table:table-cell table:style-name="ce9"/>
          <table:table-cell table:style-name="ce11"/>
          <table:table-cell table:number-columns-spanned="2" table:number-rows-spanned="1" table:style-name="ce43"/>
          <table:covered-table-cell/>
          <table:table-cell table:style-name="ce9"/>
          <table:table-cell table:number-columns-repeated="16375"/>
        </table:table-row>
        <table:table-row table:style-name="ro2">
          <table:table-cell office:value-type="string" table:style-name="ce10">
            <text:p><text:span text:style-name="T7">Application du marketing digital</text:span></text:p>
          </table:table-cell>
          <table:table-cell office:value-type="string" table:style-name="ce10">
            <text:p><text:span text:style-name="T7">nov-dec 23</text:span></text:p>
          </table:table-cell>
          <table:table-cell table:number-columns-repeated="2" table:style-name="ce9"/>
          <table:table-cell table:style-name="ce11"/>
          <table:table-cell table:style-name="ce9"/>
          <table:table-cell table:number-columns-spanned="2" table:number-rows-spanned="1" table:style-name="ce44"/>
          <table:covered-table-cell/>
          <table:table-cell table:style-name="ce9"/>
          <table:table-cell table:number-columns-repeated="16375"/>
        </table:table-row>
        <table:table-row table:number-rows-repeated="1048547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Arial" svg:font-family="Arial"/>
    <style:font-face style:name="Cambria Math" svg:font-family="&quot;Cambria Math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129</meta:generator>
    <meta:initial-creator>Online2PDF.com</meta:initial-creator>
    <dc:creator>Online2PDF.com</dc:creator>
    <meta:creation-date>2025-05-14T12:17:12Z</meta:creation-date>
    <dc:date>2025-05-14T10:17:14Z</dc:date>
    <meta:editing-duration>PT0S</meta:editing-duration>
  </office:meta>
</office:document-meta>
</file>